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 office:value-type="float" office:value="6.9" calcext:value-type="float">
            <text:p>+6.900</text:p>
          </table:table-cell>
          <table:table-cell table:style-name="ce5" office:value-type="float" office:value="0.1727" calcext:value-type="float">
            <text:p>+1.727E-01</text:p>
          </table:table-cell>
          <table:table-cell table:style-name="ce5" office:value-type="float" office:value="-0.00006406" calcext:value-type="float">
            <text:p>-6.406E-05</text:p>
          </table:table-cell>
          <table:table-cell table:style-name="ce5" office:value-type="float" office:value="0.000000007285" calcext:value-type="float">
            <text:p>+7.28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 office:value-type="float" office:value="-4.04" calcext:value-type="float">
            <text:p>-4.040</text:p>
          </table:table-cell>
          <table:table-cell table:style-name="ce5" office:value-type="float" office:value="0.3048" calcext:value-type="float">
            <text:p>+3.048E-01</text:p>
          </table:table-cell>
          <table:table-cell table:style-name="ce5" office:value-type="float" office:value="-0.0001572" calcext:value-type="float">
            <text:p>-1.572E-04</text:p>
          </table:table-cell>
          <table:table-cell table:style-name="ce5" office:value-type="float" office:value="0.00000003174" calcext:value-type="float">
            <text:p>+3.174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 office:value-type="float" office:value="3.96" calcext:value-type="float">
            <text:p>+3.960</text:p>
          </table:table-cell>
          <table:table-cell table:style-name="ce5" office:value-type="float" office:value="0.3715" calcext:value-type="float">
            <text:p>+3.715E-01</text:p>
          </table:table-cell>
          <table:table-cell table:style-name="ce5" office:value-type="float" office:value="-0.0001834" calcext:value-type="float">
            <text:p>-1.834E-04</text:p>
          </table:table-cell>
          <table:table-cell table:style-name="ce5" office:value-type="float" office:value="0.000000035" calcext:value-type="float">
            <text:p>+3.500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N-Octane</text:p>
          </table:table-cell>
          <table:table-cell table:style-name="ce1" office:value-type="string" calcext:value-type="string">
            <text:p>C8H18</text:p>
          </table:table-cell>
          <table:table-cell table:style-name="ce3" office:value-type="float" office:value="114.23" calcext:value-type="float">
            <text:p>114.2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Dodecane</text:p>
          </table:table-cell>
          <table:table-cell table:style-name="ce1" office:value-type="string" calcext:value-type="string">
            <text:p>C12H26</text:p>
          </table:table-cell>
          <table:table-cell table:style-name="ce3" office:value-type="float" office:value="170.33" calcext:value-type="float">
            <text:p>170.3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31:31.865427708</dc:date>
    <meta:editing-duration>PT35M42S</meta:editing-duration>
    <meta:editing-cycles>18</meta:editing-cycles>
    <meta:document-statistic meta:table-count="1" meta:cell-count="126" meta:object-count="0"/>
  </office:meta>
</office:document-meta>
</file>